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71cm" fo:min-width="3.50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607cm" fo:min-width="5.102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2cm" fo:min-width="9.278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21cm" fo:min-width="9.278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2cm" fo:min-width="9.278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7.1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6.168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9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10" style:family="graphic" style:parent-style-name="objectwithoutfill">
      <style:graphic-properties svg:stroke-color="#000000" draw:marker-end="Arrowheads_20_3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marker-end="Arrowheads_20_5" draw:marker-end-width="0.3cm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Arrowheads_20_6" draw:marker-end-width="0.3cm" draw:fill="none" draw:fill-color="#ffffff" draw:textarea-vertical-align="middle"/>
    </style:style>
    <style:style style:name="gr14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Yu Gothi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587cm" svg:x="8.811cm" svg:y="2.27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9.208cm" svg:height="2.857cm" svg:x="6.429cm" svg:y="4.855cm">
          <text:p text:style-name="P1">t_list: Vec&lt;f64&gt;</text:p>
          <text:p text:style-name="P1">v_t_list: Vec&lt;f64&gt;</text:p>
          <text:p text:style-name="P1">a_list: Vec&lt;f64&gt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3" draw:id="id3" draw:layer="layout" svg:width="9.778cm" svg:height="1.27cm" svg:x="6.144cm" svg:y="8.71cm">
          <text:p text:style-name="P3"><text:span text:style-name="T1">Заполнение вектора </text:span>t_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4" draw:id="id4" draw:layer="layout" svg:width="9.778cm" svg:height="1.271cm" svg:x="6.144cm" svg:y="10.978cm">
          <text:p text:style-name="P3"><text:span text:style-name="T1">Заполнение вектора v_t_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5" draw:id="id5" draw:layer="layout" svg:width="9.778cm" svg:height="1.27cm" svg:x="6.144cm" svg:y="13.247cm">
          <text:p text:style-name="P3"><text:span text:style-name="T1">Заполнение вектора a_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7.62cm" svg:height="1.27cm" svg:x="7.223cm" svg:y="15.515cm">
          <text:p text:style-name="P1">Создание таблицы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6.667cm" svg:height="1.587cm" svg:x="7.7cm" svg:y="17.784cm">
          <text:p text:style-name="P1">Вывод таблицы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8" draw:id="id8" draw:layer="layout" svg:width="4.445cm" svg:height="1.587cm" svg:x="8.811cm" svg:y="20.368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5" draw:layer="layout" draw:type="line" svg:x1="11.034cm" svg:y1="3.857cm" svg:x2="11.033cm" svg:y2="4.855cm" draw:start-shape="id1" draw:start-glue-point="6" draw:end-shape="id2" draw:end-glue-point="5" svg:d="M11034 3857l-1 998" svg:viewBox="0 0 2 999">
          <text:p/>
        </draw:connector>
        <draw:connector draw:style-name="gr9" draw:text-style-name="P5" draw:layer="layout" draw:type="line" svg:x1="11.033cm" svg:y1="7.712cm" svg:x2="11.033cm" svg:y2="8.71cm" draw:start-shape="id2" draw:start-glue-point="8" draw:end-shape="id3" draw:end-glue-point="4" svg:d="M11033 7712v998" svg:viewBox="0 0 1 999">
          <text:p/>
        </draw:connector>
        <draw:connector draw:style-name="gr10" draw:text-style-name="P5" draw:layer="layout" draw:type="line" svg:x1="11.033cm" svg:y1="9.98cm" svg:x2="11.033cm" svg:y2="10.978cm" draw:start-shape="id3" draw:start-glue-point="6" draw:end-shape="id4" draw:end-glue-point="4" svg:d="M11033 9980v998" svg:viewBox="0 0 1 999">
          <text:p/>
        </draw:connector>
        <draw:connector draw:style-name="gr11" draw:text-style-name="P5" draw:layer="layout" draw:type="line" svg:x1="11.033cm" svg:y1="12.249cm" svg:x2="11.033cm" svg:y2="13.247cm" draw:start-shape="id4" draw:start-glue-point="6" draw:end-shape="id5" draw:end-glue-point="4" svg:d="M11033 12249v998" svg:viewBox="0 0 1 999">
          <text:p/>
        </draw:connector>
        <draw:connector draw:style-name="gr12" draw:text-style-name="P5" draw:layer="layout" draw:type="line" svg:x1="11.033cm" svg:y1="14.517cm" svg:x2="11.033cm" svg:y2="15.515cm" draw:start-shape="id5" draw:start-glue-point="6" draw:end-shape="id6" draw:end-glue-point="0" svg:d="M11033 14517v998" svg:viewBox="0 0 1 999">
          <text:p/>
        </draw:connector>
        <draw:connector draw:style-name="gr13" draw:text-style-name="P5" draw:layer="layout" draw:type="line" svg:x1="11.033cm" svg:y1="16.785cm" svg:x2="11.034cm" svg:y2="17.784cm" draw:start-shape="id6" draw:start-glue-point="2" draw:end-shape="id7" draw:end-glue-point="4" svg:d="M11033 16785l1 999" svg:viewBox="0 0 2 1000">
          <text:p/>
        </draw:connector>
        <draw:connector draw:style-name="gr14" draw:text-style-name="P5" draw:layer="layout" draw:type="line" svg:x1="11.034cm" svg:y1="19.277cm" svg:x2="11.034cm" svg:y2="20.368cm" draw:start-shape="id7" draw:start-glue-point="6" draw:end-shape="id8" draw:end-glue-point="4" svg:d="M11034 19277v1091" svg:viewBox="0 0 1 10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7T13:53:13.537000000</meta:creation-date>
    <dc:date>2023-07-17T13:56:57.071000000</dc:date>
    <meta:editing-duration>PT3M43S</meta:editing-duration>
    <meta:editing-cycles>1</meta:editing-cycles>
    <meta:document-statistic meta:object-count="15"/>
    <meta:generator>LibreOffice/7.5.4.2$Windows_X86_64 LibreOffice_project/36ccfdc35048b057fd9854c757a8b67ec53977b6</meta:generator>
  </office:meta>
</office:document-meta>
</file>